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acterClassNode._matches( char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ClassNode._clone( int po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acterClassNode._addTokenRange( int min , int ma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acterClassNode._addToken( int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ClassNode.CharacterClassNode( int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